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font-size-asian="12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2"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3" style:family="paragraph" style:parent-style-name="Standard">
      <style:paragraph-properties fo:text-align="center" style:justify-single-word="false"/>
      <style:text-properties fo:font-size="12pt" fo:font-style="normal" style:font-size-asian="12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list-style-name="L1">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Stairs. Oh gosh no. Not stairs. I hate stairs. Especially ones going down. My sore legs can barely move – much less walk downstairs. I wonder how the heck I got up them in the first place. All 5 stairs taunt me <text:s/>daring me to fall into their trap. (Yes, I know only five stairs). Maybe I should jump it.</text:p>
      <text:p text:style-name="P2">SMACK!!!</text:p>
      <text:p text:style-name="P3"><text:tab/>Jumping – not the most brilliant idea I have ever come up with. Take this from experience sprawling on a sidewalk is not fun at all. At least I have made progress in my journey to school. I tried to convince my mom to drive me but it wouldn't have made much difference. I try to get up all the while thinking to myself:</text:p>
      <text:p text:style-name="P4"><text:tab/>Come'on Mere you can do this, School isn't that far away.</text:p>
      <text:p text:style-name="P5"/>
      <text:p text:style-name="P5"><text:tab/>Yes, yes indeed school is far a way. The 2 blocks to school seemed to have turned into 2000 miles. Seriously, you try walking to school with the floppiest sorest legs in the universe. Trust me its hard – really hard.</text:p>
      <text:p text:style-name="P5"><text:tab/>At last when I have practically traveled around the globe to school I place my backpack and stare upward into -</text:p>
      <text:p text:style-name="P6"><text:tab/>Great. More stairs.</text:p>
      <text:p text:style-name="P5"><text:tab/>I sling my backpack over my shoulder and begin to climb up Mount Everest – my school staircase.</text:p>
      <text:p text:style-name="P5"><text:tab/></text:p>
      <text:p text:style-name="P5"/>
      <text:p text:style-name="P5"><text:tab/>Somehow, I manage to make it through the rest of the day without dieing and I am sitting here at my desk and time is crawling. It is ten minutes before the bell rings and time has slowed down to the pace of a snail. The non-stop blabbering of my teacher has turned into a drone of continuous sound. I am supposed to be taking notes but I don't have enough energy to concentrate on what my teacher is saying. He might be doing a gregorian chant for all I know.</text:p>
      <text:p text:style-name="P5"><text:tab/>I am not an expert on teacher speak but thankfully my best friend Anne is. Sometimes I wonder if she and Mr. Darsgut have secret communications. </text:p>
      <text:p text:style-name="P5"/>
      <text:p text:style-name="P5"><text:tab/>Note: She's kind of creepy.</text:p>
      <text:p text:style-name="P5"/>
      <text:p text:style-name="P5"><text:tab/>At last the school the bell rang and we raced out of the classroom knocking over chairs and slamming into lockers trying to get away from the boredom of school. Not even Anne stayed behind. We hate him that much. I of course, fell behind in the race for home due to my very sore legs. I find Anne among the swarm of people going down the steps. I nearly fall on top of her.</text:p>
      <text:p text:style-name="P5"><text:tab/>“Whoa? Mere! Whats wrong with you?” she asked.</text:p>
      <text:p text:style-name="P5"><text:tab/>Gasping for breath, I say:</text:p>
      <text:p text:style-name="P5"><text:tab/>“Just can't figure out how to walk down steps.”</text:p>
      <text:p text:style-name="P5"><text:tab/>Anne gives me the weirdest look in the universe like:</text:p>
      <text:p text:style-name="P5"><text:tab/>What the hell, Mere?</text:p>
      <text:p text:style-name="P5"><text:tab/>And then she says it.</text:p>
      <text:p text:style-name="P5"><text:tab/>And I have to explain to her the whole long story of how I had to bike 50 miles and then promptly stuck inside a crammed boat. Wait, actually short story to tell long story in real life. Anyhow, she still thinks I am completely crazy – which I probably am – but she keeps on talking to me. </text:p>
      <text:p text:style-name="P5"><text:tab/>“What are you going to do for your geography report?” she asks</text:p>
      <text:p text:style-name="P5"><text:tab/>I give her a blank stare.</text:p>
      <text:p text:style-name="P5"><text:tab/>“What geography report?” I ask.</text:p>
      <text:p text:style-name="P5"><text:tab/>She rolls her eyes .</text:p>
      <text:p text:style-name="P5"><text:soft-page-break/><text:tab/>“Fill you in tomorrow,” she says about to round a corner, “See ya!”</text:p>
      <text:p text:style-name="P5"><text:tab/>“See ya!” I call after her. That was one of the weirdest conversations in my life and it is about to get weirder.</text:p>
      <text:p text:style-name="P5"><text:tab/>I open the door to my house and I encounter blackness. Pitch dark. I feel like calling out “Who's there?” like in one of the cheesy movies but I don't. No one's there and that is exactly the problem – my <text:s/>parents haven't been home since last night. They do that sometimes but it gets really annoying, they leave me without notice. They should at least leave a note or something.</text:p>
      <text:p text:style-name="P5"><text:tab/>Oh geez. I am starting to sound like a parent myself. </text:p>
      <text:p text:style-name="P5"><text:tab/>I flick on the lights and begin making my dinner. I have a few options. Sadly the only thing we have that isn't stale or moldy is, well, noodles.</text:p>
      <text:p text:style-name="P5"><text:tab/>The only problem is – noodles take a long time. Certainly longer than slapping cheese on bread. I have to stand there listening to the water boil in the pot like the water in my stomach. Normally I eat lunch at around 5:00 p.m (17:00) but I ate lunch at like 10 ' o clock so I am <text:span text:style-name="T1">starving.</text:span></text:p>
      <text:p text:style-name="P5"><text:tab/>At last after what seems to be a millennial my noodles finish and I can at last – eat. Right as I begin eating I come across a note from my parents. Right on time people, right on time. I read the note with a full mouth.</text:p>
      <text:p text:style-name="P5"><text:tab/>It reads:</text:p>
      <text:p text:style-name="P6"><text:tab/><text:span text:style-name="T1">Dear Mere,</text:span></text:p>
      <text:p text:style-name="P7"/>
      <text:p text:style-name="P7">We hope you understand that we were just out planning our </text:p>
      <text:p text:style-name="P7">business trip to China. We will be home soon. Promise.</text:p>
      <text:p text:style-name="P7">As soon as we get home we will need to begin packing</text:p>
      <text:p text:style-name="P7">immediately for we may stay in China for up to a month.</text:p>
      <text:p text:style-name="P7"/>
      <text:p text:style-name="P7">Love,</text:p>
      <text:p text:style-name="P7"/>
      <text:p text:style-name="P7">Your Parents </text:p>
      <text:p text:style-name="P7"/>
      <text:p text:style-name="P5"><text:tab/>China? What the heck are they doing in China? Why do they need to prepare for a day and a half just to go on one silly little trip? How the heck am I going to survive without money? I mean there is barely enough food in the house and my parents aren’t exactly generous with allowance money.</text:p>
      <text:p text:style-name="P5"><text:tab/>A single idea comes into my head:</text:p>
      <text:p text:style-name="P5"><text:tab/></text:p>
      <text:p text:style-name="P5"><text:tab/>Stop them.</text:p>
      <text:p text:style-name="P5"><text:tab/></text:p>
      <text:p text:style-name="P5"><text:tab/>I run upstairs and begin leafing through all their documents searching for a diary or a airplane ticket or whatever parents use when they feel like abandoning their kids. I sort through birth certificates, baby photos and a ton of office reports along with a lot of family photos and then at last I come across my mom's diary I punch the air in celebration like I have just found a diamond and open it to May 2<text:span text:style-name="T3">nd</text:span> , the last day she was home, and I read:</text:p>
      <text:p text:style-name="P5"><text:tab/></text:p>
      <text:p text:style-name="P6"><text:tab/><text:span text:style-name="T1">Today, we leave for out meeting about what to do about the </text:span></text:p>
      <text:p text:style-name="P6"><text:span text:style-name="T1">impending danger.</text:span></text:p>
      <text:p text:style-name="P6"><text:span text:style-name="T1"/></text:p>
      <text:p text:style-name="P6"><text:span text:style-name="T1">We plan to leave for our homeland in the guise of a trip to china.</text:span></text:p>
      <text:p text:style-name="P6"><text:span text:style-name="T1"/></text:p>
      <text:p text:style-name="P5"><text:tab/>To be honest I only actually read the the last sentence. I am only guessing at what the rest of the <text:soft-page-break/>entry said. Just the fact is, I am confused. First of all, why do they need to leave for their homeland? Don't they come from here? And second of all why are they leaving me here?</text:p>
      <text:p text:style-name="P5"><text:tab/>I flipped back through the pages of my mothers diary, searching for any hints to what the heck “our homeland” might be. I go through entries about books that she's read ( she has a really boring diary) <text:s/>when at last I come to one of the first entries:</text:p>
      <text:p text:style-name="P5"/>
      <text:p text:style-name="P7">I like it here at the North Pole. Its cold but its nice.</text:p>
      <text:p text:style-name="P7">Of course, we have to move farther south if we</text:p>
      <text:p text:style-name="P7">want to initiate.</text:p>
      <text:p text:style-name="P7">We will have to go to Churchill and then drive south to</text:p>
      <text:p text:style-name="P7">the United States.</text:p>
      <text:p text:style-name="P7"/>
      <text:p text:style-name="P5"><text:tab/>The rest is just junk about her love life with the North Pole and it becomes clear that the North Pole is what she refers to as “our homeland”. <text:s/>I never imagined my parents as people to come from the North Pole. It seems to exotic for boring people like my parents.</text:p>
      <text:p text:style-name="P5"><text:tab/>But the truth is it doesn't where they go as long as they don't leave me behind. I immediately begin booking a ticket to the North Pole. <text:s/>Wait, there actually isn't a way to book a ticket to the North Pole, I guess Santa Claus doesn't take regular flights. All the while I am wondering why they didn't just tell me the truth about themselves. I mean, it can't be that hard to tell me that they are going to the North Pole or whatever. Unless, of course, there is something top secret that they don't want me to know about.</text:p>
      <text:p text:style-name="P5"><text:tab/>I finally print out my “airplane ticket” when suddenly I hear them entering in the door. In a rush of panic everything turns into a blur. I snatch the ticket out of the printer and then stuff it under my bed. Then I stuff the ticket under my bed and clear the history on my computer. I hear my mother calling from downstairs:</text:p>
      <text:p text:style-name="P5"><text:tab/>“Mere! We're home!” she calls out. </text:p>
      <text:p text:style-name="P5"><text:tab/>“Your back!” I call back trying to sound as enthusiastic as possible. </text:p>
      <text:p text:style-name="P5"><text:tab/>“We need you to come down stairs!” calls my dad from downstairs. </text:p>
      <text:p text:style-name="P5"><text:tab/>I feel myself moving down the steps to my parents voices. And then everything snaps back into focus and I am sitting in front of my parents. My dad is giving me his “defy me not” stare and his mouth is set in a grim line which usually tells me that whatever he is about to tell me is not good news. He shifts his hands ever so slightly and then he begins speaking.</text:p>
      <text:p text:style-name="P5"/>
      <text:p text:style-name="P6"><text:tab/><text:span text:style-name="T4">Its what I expected.</text:span></text:p>
      <text:p text:style-name="P14"><text:tab/></text:p>
      <text:p text:style-name="P5"><text:span text:style-name="T5"><text:tab/>Blah. Blah. Blah. “We are going to China and we may be gone as long as a month but oh yeah we still love you even if we are abandoning you. We will miss you now go to bed”</text:span></text:p>
      <text:p text:style-name="P5"><text:span text:style-name="T5"><text:tab/>Its all lies The only thing that isn't a lie is that I have to go to bed. Ugh. Its only like 10:30 p.m., seriously. My friends go to bed at like 1:00 a.m.</text:span></text:p>
      <text:p text:style-name="P5"><text:span text:style-name="T5"/></text:p>
      <text:p text:style-name="P5"><text:span text:style-name="T5"><text:tab/>Sleeping is hard when all you can think about is how your parents lied to you. Its firecrackers are going off inside my head. It causes so much noise in my brain that I can't just help but pace around my room. Its boiling hot in my room and all I want to do is scream. Instead, I resist the urge and come up with a plan to get my revenge on my parents. My plan involves eavesdropping: a lot of eavesdropping.</text:span></text:p>
      <text:p text:style-name="P5"><text:span text:style-name="T5"><text:tab/>I am an expert at eavesdropping on my parents during the night. I have even devised a step booklet called “How to eavesdrop on your parents”</text:span></text:p>
      <text:p text:style-name="P5"><text:soft-page-break/><text:span text:style-name="T5"/></text:p>
      <text:list xml:id="list3945526010088629684" text:style-name="L1">
        <text:list-item>
          <text:p text:style-name="P12"><text:span text:style-name="T4">Sneak </text:span><text:span text:style-name="T5">out of room – make sure to be quite.</text:span></text:p>
          <text:p text:style-name="P12"><text:span text:style-name="T5">I performed this task well but I squeaked a little when I stepped out of my room</text:span></text:p>
        </text:list-item>
        <text:list-item>
          <text:p text:style-name="P12"><text:span text:style-name="T4">Quietly</text:span><text:span text:style-name="T5">, walk over to parents bedroom.</text:span></text:p>
          <text:p text:style-name="P12"><text:span text:style-name="T5">I did this step perfectly</text:span></text:p>
        </text:list-item>
        <text:list-item>
          <text:p text:style-name="P12"><text:span text:style-name="T5">Press ear against door</text:span></text:p>
          <text:p text:style-name="P12"><text:span text:style-name="T5"/></text:p>
        </text:list-item>
        <text:list-item>
          <text:p text:style-name="P16">Listen</text:p>
        </text:list-item>
      </text:list>
      <text:p text:style-name="P5"><text:span text:style-name="T5"/></text:p>
      <text:p text:style-name="P5"><text:span text:style-name="T5"><text:tab/>“I still think we should take her along,” says my dad.</text:span></text:p>
      <text:p text:style-name="P5"><text:span text:style-name="T5"><text:tab/></text:span><text:span text:style-name="T2">Thank you, dad.</text:span></text:p>
      <text:p text:style-name="P5"><text:span text:style-name="T5"><text:tab/>“No, Jerry, it would be to dangerous,” says my mom.</text:span></text:p>
      <text:p text:style-name="P4"><text:span text:style-name="T5"><text:tab/>Ugh. My mom – always a discourager.</text:span></text:p>
      <text:p text:style-name="P4"><text:span text:style-name="T5"><text:tab/></text:span><text:span text:style-name="T7">“How would it be?” asks my dad, “She is our child after all.”</text:span></text:p>
      <text:p text:style-name="P4"><text:span text:style-name="T7"><text:tab/>“No,” says my mother, “She was not born to this family, remember?”</text:span></text:p>
      <text:p text:style-name="P4"><text:span text:style-name="T7"><text:tab/>I don't hear the rest of the conversation because I have burst into tears. I am not crying because I am adopted. Thats obvious – I am nothing like my parents. I am crying because I was </text:span><text:span text:style-name="T5">adopted.</text:span><text:span text:style-name="T7"> I do not belong in this family any more – as far as I know – I am an orphan.</text:span></text:p>
      <text:p text:style-name="P4"><text:span text:style-name="T7"/></text:p>
      <text:p text:style-name="P4"><text:span text:style-name="T7"><text:tab/>I run back sobbing to my room forgetting steps 5,6 and 7. This time I do scream but is just comes out as a weak sob. I can't even listen to one conversation without being lied too. Agh!</text:span></text:p>
      <text:p text:style-name="P4"><text:span text:style-name="T7"><text:tab/>I lie down on my bed and somehow I drift off to sleep. </text:span></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4"><text:span text:style-name="T7"/></text:p>
      <text:p text:style-name="P17"><text:soft-page-break/><text:span text:style-name="T6">Anne</text:span></text:p>
      <text:p text:style-name="P17"><text:span text:style-name="T6"/></text:p>
      <text:p text:style-name="P9"><text:span text:style-name="T6"><text:tab/>Do you ever feel like your trapped? Like your stuck inside a cage and you can't get out? </text:span></text:p>
      <text:p text:style-name="P9"><text:span text:style-name="T6"><text:tab/>I feel that way all the time. I could swear that someone is watching me at all times. It gives me the creeps. It makes just want to tear out everyones eyeballs. But I don't. I don't because it would ruin my cover. If someone – even Mere – found out what I really am I would be thrown in jail before I could have the time to say:</text:span></text:p>
      <text:p text:style-name="P9"><text:span text:style-name="T6"><text:tab/>“Stop it!”</text:span></text:p>
      <text:p text:style-name="P9"><text:span text:style-name="T6"><text:tab/>Its not that I have done anything wrong I just am well, different from other people. How my parents would put it is:</text:span></text:p>
      <text:p text:style-name="P10"><text:span text:style-name="T6">“The world isn't ready for you yet.” </text:span></text:p>
      <text:p text:style-name="P10"><text:span text:style-name="T6">or</text:span></text:p>
      <text:p text:style-name="P10"><text:span text:style-name="T6">“They can't take what they don't understand.”</text:span></text:p>
      <text:p text:style-name="P10"><text:span text:style-name="T6"/></text:p>
      <text:p text:style-name="P9"><text:span text:style-name="T6"><text:tab/>Just I don't see what is so confusing about it. Yeah, so what, I am the chosen one. Destined to save the world. Blah. Blah. Blah. Or as Mere would put it:</text:span></text:p>
      <text:p text:style-name="P9"><text:span text:style-name="T6"><text:tab/>I don't care an asshole about who is destined or chosen or whatever.</text:span></text:p>
      <text:p text:style-name="P9"><text:span text:style-name="T6"/></text:p>
      <text:p text:style-name="P9"><text:span text:style-name="T6"><text:tab/>But thats Mere.</text:span></text:p>
      <text:p text:style-name="P9"><text:span text:style-name="T6"/></text:p>
      <text:p text:style-name="P9"><text:span text:style-name="T6"><text:tab/>She's completely crazy.</text:span></text:p>
      <text:p text:style-name="P9"><text:span text:style-name="T6"/></text:p>
      <text:p text:style-name="P9"><text:span text:style-name="T6"><text:tab/>And the truth is I do give an asshole about my destiny – sick as it might sound. If I've got to save the world or whatever I might as well take it seriously.</text:span></text:p>
      <text:p text:style-name="P9"><text:span text:style-name="T6"><text:tab/>Strange things happen around here.</text:span></text:p>
      <text:p text:style-name="P9"><text:span text:style-name="T6"/></text:p>
      <text:p text:style-name="P9"><text:span text:style-name="T6"/></text:p>
      <text:p text:style-name="P4"><text:span text:style-name="T7">My dreams are troubled – they are filled with monsters and horrors except the horrors are my parents. They chase me down and then kill me. You know how some people wake up right when they are about to die – well I wish I could have that dream. I have to watch myself die over and over again. The only way I ever wake up is when my alarm goes off and then ( even worse ) I have to live with the fact that it is 6:00 a.m., and I have to go to school. </text:span></text:p>
      <text:p text:style-name="P4"><text:span text:style-name="T7"><text:tab/>I woke up in the morning the next day ( to my relief) with sweat rolling down rolling down my brow. I try to stand up but a jolt of pain shoots through my legs and I collapse to the ground with a loud THUNK!</text:span></text:p>
      <text:p text:style-name="P4"><text:span text:style-name="T7"/></text:p>
      <text:p text:style-name="P4"><text:span text:style-name="T7"><text:tab/>Why did I ever agree to go on that stupid biking trip? It seems stupid to me now – but I know the answer to that question:</text:span></text:p>
      <text:p text:style-name="P4"><text:span text:style-name="T7"><text:tab/>I value adventure more than I do being not-sore*.</text:span></text:p>
      <text:p text:style-name="P5"><text:span text:style-name="T5"/></text:p>
      <text:p text:style-name="P5"><text:span text:style-name="T5"><text:tab/>I slowly push myself off the floor and make it to my closet. </text:span></text:p>
      <text:list xml:id="list284728560" text:continue-numbering="true" text:style-name="L1">
        <text:list-header>
          <text:p text:style-name="P15"/>
        </text:list-header>
      </text:list>
      <text:p text:style-name="P5"><text:span text:style-name="T5"/></text:p>
      <text:p text:style-name="P5"><text:span text:style-name="T5"/></text:p>
      <text:list xml:id="list1280778937" text:continue-numbering="true" text:style-name="L1">
        <text:list-header>
          <text:p text:style-name="P15"/>
          <text:p text:style-name="P15"/>
        </text:list-header>
      </text:list>
      <text:p text:style-name="P6"><text:soft-page-break/></text:p>
      <text:p text:style-name="P5"><text:tab/> </text:p>
      <text:p text:style-name="P5"><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9T18:30:51</meta:creation-date>
    <dc:date>2013-07-07T08:59:37</dc:date>
    <meta:editing-duration>P4DT18H7M48S</meta:editing-duration>
    <meta:editing-cycles>10</meta:editing-cycles>
    <meta:generator>OpenOffice.org/3.4.1$Unix OpenOffice.org_project/341m1$Build-9593</meta:generator>
    <meta:document-statistic meta:table-count="0" meta:image-count="0" meta:object-count="0" meta:page-count="6" meta:paragraph-count="105" meta:word-count="2308" meta:character-count="11548"/>
  </office:meta>
</office:document-meta>
</file>